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2.272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475cm"/>
    </style:style>
    <style:style style:name="gr28" style:family="graphic" style:parent-style-name="standard">
      <style:graphic-properties draw:stroke="none" svg:stroke-color="#000000" draw:fill="none" draw:fill-color="#ffffff" fo:min-height="0.6cm"/>
    </style:style>
    <style:style style:name="gr2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>
      <style:graphic-properties draw:stroke="none" svg:stroke-color="#000000" draw:fill="none" draw:fill-color="#ffffff" fo:min-height="0.949cm"/>
    </style:style>
    <style:style style:name="gr38" style:family="graphic" style:parent-style-name="standard">
      <style:graphic-properties draw:stroke="none" svg:stroke-color="#000000" draw:fill="none" draw:fill-color="#ffffff" fo:min-height="0.937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955cm"/>
    </style:style>
    <style:style style:name="gr41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glue-point draw:id="4" svg:x="-3.885cm" svg:y="-3.421cm"/>
          <draw:glue-point draw:id="5" svg:x="-4.044cm" svg:y="-1.056cm"/>
          <draw:glue-point draw:id="6" svg:x="0.876cm" svg:y="3.476cm"/>
          <draw:glue-point draw:id="7" svg:x="5.003cm" svg:y="-3.421cm"/>
          <draw:custom-shape draw:style-name="gr1" draw:text-style-name="P1" xml:id="id1" draw:id="id1" draw:layer="layout" svg:width="1.425cm" svg:height="2.125cm" svg:x="6.15cm" svg:y="1.9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xml:id="id2" draw:id="id2" draw:layer="layout" draw:type="line" svg:x1="6.551cm" svg:y1="3.543cm" svg:x2="6.551cm" svg:y2="3.543cm" draw:start-shape="id1" draw:start-glue-point="5" draw:end-shape="id1" draw:end-glue-point="5" svg:d="M6551 3543z" svg:viewBox="0 0 1 1">
            <text:p/>
          </draw:connector>
          <draw:connector draw:style-name="gr3" draw:text-style-name="P2" draw:layer="layout" draw:type="line" svg:x1="6.151cm" svg:y1="3.29cm" svg:x2="6.551cm" svg:y2="3.543cm" draw:start-shape="id1" draw:start-glue-point="6" draw:end-shape="id2" draw:end-glue-point="0" svg:d="M6151 3290l400 253" svg:viewBox="0 0 401 254">
            <text:p/>
          </draw:connector>
          <draw:connector draw:style-name="gr4" draw:text-style-name="P2" draw:layer="layout" draw:type="line" svg:x1="6.176cm" svg:y1="3.821cm" svg:x2="6.551cm" svg:y2="3.543cm" draw:start-shape="id1" draw:start-glue-point="4" draw:end-shape="id2" draw:end-glue-point="0" svg:d="M6176 3821l375-278" svg:viewBox="0 0 376 279">
            <text:p/>
          </draw:connector>
          <draw:frame draw:style-name="gr5" draw:text-style-name="P4" draw:layer="layout" svg:width="0.525cm" svg:height="0.569cm" svg:x="6.025cm" svg:y="2.03cm">
            <draw:text-box>
              <text:p text:style-name="P3"><text:span text:style-name="T1">D</text:span></text:p>
            </draw:text-box>
          </draw:frame>
          <draw:frame draw:style-name="gr6" draw:text-style-name="P4" draw:layer="layout" svg:width="0.475cm" svg:height="0.569cm" svg:x="6.975cm" svg:y="2cm">
            <draw:text-box>
              <text:p text:style-name="P3"><text:span text:style-name="T1">Q</text:span></text:p>
            </draw:text-box>
          </draw:frame>
        </draw:g>
        <draw:g xml:id="id8" draw:id="id8"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glue-point draw:id="11" svg:x="-1.405cm" svg:y="-3.576cm"/>
          <draw:glue-point draw:id="12" svg:x="0.527cm" svg:y="-3.754cm"/>
          <draw:custom-shape draw:style-name="gr7" draw:text-style-name="P1" xml:id="id3" draw:id="id3" draw:layer="layout" svg:width="2.499cm" svg:height="2.125cm" svg:x="10.026cm" svg:y="1.906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075cm" svg:height="0.569cm" svg:x="10.782cm" svg:y="3.556cm">
            <draw:text-box>
              <text:p text:style-name="P3"><text:span text:style-name="T1">RST</text:span></text:p>
            </draw:text-box>
          </draw:frame>
          <draw:frame draw:style-name="gr9" draw:text-style-name="P4" draw:layer="layout" svg:width="1.074cm" svg:height="0.569cm" svg:x="9.826cm" svg:y="1.821cm">
            <draw:text-box>
              <text:p text:style-name="P3"><text:span text:style-name="T1">load</text:span></text:p>
            </draw:text-box>
          </draw:frame>
          <draw:frame draw:style-name="gr10" draw:text-style-name="P4" draw:layer="layout" svg:width="0.824cm" svg:height="0.569cm" svg:x="9.85cm" svg:y="2.791cm">
            <draw:text-box>
              <text:p text:style-name="P3"><text:span text:style-name="T1">en</text:span></text:p>
            </draw:text-box>
          </draw:frame>
          <draw:frame draw:style-name="gr11" draw:text-style-name="P4" draw:layer="layout" svg:width="1.675cm" svg:height="0.569cm" svg:x="9.85cm" svg:y="2.22cm">
            <draw:text-box>
              <text:p text:style-name="P3"><text:span text:style-name="T1">loadData</text:span></text:p>
            </draw:text-box>
          </draw:frame>
          <draw:connector draw:style-name="gr12" draw:text-style-name="P2" draw:layer="layout" draw:type="line" svg:x1="10.026cm" svg:y1="3.835cm" svg:x2="10.401cm" svg:y2="3.559cm" draw:start-shape="id3" draw:start-glue-point="5" draw:end-shape="id3" draw:end-glue-point="4" svg:d="M10026 3835l375-276" svg:viewBox="0 0 376 277">
            <text:p/>
          </draw:connector>
          <draw:connector draw:style-name="gr13" draw:text-style-name="P2" draw:layer="layout" draw:type="line" svg:x1="10.026cm" svg:y1="3.334cm" svg:x2="10.401cm" svg:y2="3.559cm" draw:start-shape="id3" draw:start-glue-point="6" draw:end-shape="id3" draw:end-glue-point="4" svg:d="M10026 3334l375 225" svg:viewBox="0 0 376 226">
            <text:p/>
          </draw:connector>
          <draw:frame draw:style-name="gr14" draw:text-style-name="P4" draw:layer="layout" svg:width="1.275cm" svg:height="0.569cm" svg:x="11.4cm" svg:y="1.81cm">
            <draw:text-box>
              <text:p text:style-name="P3"><text:span text:style-name="T1">count</text:span></text:p>
            </draw:text-box>
          </draw:frame>
          <draw:frame draw:style-name="gr15" draw:text-style-name="P4" draw:layer="layout" svg:width="1.425cm" svg:height="0.569cm" svg:x="11.375cm" svg:y="2.216cm">
            <draw:text-box>
              <text:p text:style-name="P3"><text:span text:style-name="T1">atMax</text:span></text:p>
            </draw:text-box>
          </draw:frame>
          <draw:frame draw:style-name="gr16" draw:text-style-name="P5" draw:layer="layout" svg:width="2.85cm" svg:height="0.689cm" svg:x="9.8cm" svg:y="1.311cm">
            <draw:text-box>
              <text:p text:style-name="P3"><text:span text:style-name="T2">Contador BCD</text:span></text:p>
            </draw:text-box>
          </draw:frame>
        </draw:g>
        <draw:g xml:id="id12" draw:id="id12">
          <draw:glue-point draw:id="4" svg:x="3.306cm" svg:y="-1.221cm"/>
          <draw:glue-point draw:id="5" svg:x="3.306cm" svg:y="-0.052cm"/>
          <draw:glue-point draw:id="6" svg:x="3.306cm" svg:y="-1.688cm"/>
          <draw:glue-point draw:id="7" svg:x="4.075cm" svg:y="-0.691cm"/>
          <draw:glue-point draw:id="8" svg:x="4.075cm" svg:y="-1.759cm"/>
          <draw:glue-point draw:id="9" svg:x="3.492cm" svg:y="-0.09cm"/>
          <draw:g>
            <draw:glue-point draw:id="4" svg:x="-4.326cm" svg:y="-2.241cm"/>
            <draw:glue-point draw:id="5" svg:x="-4.326cm" svg:y="-0.729cm"/>
            <draw:glue-point draw:id="6" svg:x="-4.326cm" svg:y="1.316cm"/>
            <draw:glue-point draw:id="7" svg:x="0.043cm" svg:y="4.697cm"/>
            <draw:glue-point draw:id="8" svg:x="4.077cm" svg:y="-0.729cm"/>
            <draw:glue-point draw:id="9" svg:x="4.077cm" svg:y="-2.153cm"/>
            <draw:glue-point draw:id="10" svg:x="-4.41cm" svg:y="3.007cm"/>
            <draw:glue-point draw:id="11" svg:x="4.065cm" svg:y="-0.052cm"/>
            <draw:custom-shape draw:style-name="gr17" draw:text-style-name="P1" xml:id="id4" draw:id="id4" draw:layer="layout" svg:width="2.499cm" svg:height="2.522cm" svg:x="7.178cm" svg:y="6.203cm">
              <draw:glue-point draw:id="4" svg:x="-3.501cm" svg:y="2.785cm"/>
              <draw:glue-point draw:id="5" svg:x="-5.002cm" svg:y="4.08cm"/>
              <draw:glue-point draw:id="6" svg:x="-5.002cm" svg:y="1.727cm"/>
              <draw:glue-point draw:id="7" svg:x="5.002cm" svg:y="-4.037cm"/>
              <draw:glue-point draw:id="8" svg:x="5.002cm" svg:y="-2.155cm"/>
              <draw:glue-point draw:id="9" svg:x="-5.002cm" svg:y="-2.155cm"/>
              <draw:glue-point draw:id="10" svg:x="-5.002cm" svg:y="-4.037cm"/>
              <draw:glue-point draw:id="11" svg:x="-5.002cm" svg:y="0.668cm"/>
              <draw:glue-point draw:id="12" svg:x="-5.002cm" svg:y="2.903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4" draw:layer="layout" svg:width="1.075cm" svg:height="0.569cm" svg:x="7.934cm" svg:y="8.253cm">
              <draw:text-box>
                <text:p text:style-name="P3"><text:span text:style-name="T1">RST</text:span></text:p>
              </draw:text-box>
            </draw:frame>
            <draw:connector draw:style-name="gr19" draw:text-style-name="P2" draw:layer="layout" draw:type="line" svg:x1="7.178cm" svg:y1="8.492cm" svg:x2="7.553cm" svg:y2="8.166cm" draw:start-shape="id4" draw:start-glue-point="5" draw:end-shape="id4" draw:end-glue-point="4" svg:d="M7178 8492l375-326" svg:viewBox="0 0 376 327">
              <text:p/>
            </draw:connector>
            <draw:connector draw:style-name="gr20" draw:text-style-name="P2" draw:layer="layout" draw:type="line" svg:x1="7.178cm" svg:y1="7.899cm" svg:x2="7.553cm" svg:y2="8.166cm" draw:start-shape="id4" draw:start-glue-point="6" draw:end-shape="id4" draw:end-glue-point="4" svg:d="M7178 7899l375 267" svg:viewBox="0 0 376 268">
              <text:p/>
            </draw:connector>
            <draw:frame draw:style-name="gr21" draw:text-style-name="P4" draw:layer="layout" svg:width="1.275cm" svg:height="0.569cm" svg:x="8.552cm" svg:y="6.107cm">
              <draw:text-box>
                <text:p text:style-name="P3"><text:span text:style-name="T1">count</text:span></text:p>
              </draw:text-box>
            </draw:frame>
            <draw:frame draw:style-name="gr22" draw:text-style-name="P4" draw:layer="layout" svg:width="1.425cm" svg:height="0.569cm" svg:x="8.527cm" svg:y="6.913cm">
              <draw:text-box>
                <text:p text:style-name="P3"><text:span text:style-name="T1">atMax</text:span></text:p>
              </draw:text-box>
            </draw:frame>
            <draw:frame draw:style-name="gr23" draw:text-style-name="P5" draw:layer="layout" svg:width="2.073cm" svg:height="1.039cm" svg:x="6.977cm" svg:y="5.612cm">
              <draw:text-box>
                <text:p text:style-name="P3"><text:span text:style-name="T2">Contador</text:span></text:p>
              </draw:text-box>
            </draw:frame>
            <draw:frame draw:style-name="gr24" draw:text-style-name="P4" draw:layer="layout" svg:width="1.425cm" svg:height="0.569cm" svg:x="8.528cm" svg:y="6.514cm">
              <draw:text-box>
                <text:p text:style-name="P3"><text:span text:style-name="T1">atZero</text:span></text:p>
              </draw:text-box>
            </draw:frame>
          </draw:g>
          <draw:frame draw:style-name="gr25" draw:text-style-name="P6" draw:layer="layout" svg:width="2.973cm" svg:height="0.645cm" svg:x="6.952cm" svg:y="8.712cm">
            <draw:text-box>
              <text:p text:style-name="P3"><text:span text:style-name="T3">MAX = 33001</text:span></text:p>
            </draw:text-box>
          </draw:frame>
        </draw:g>
        <draw:connector draw:style-name="gr26" draw:text-style-name="P7" draw:layer="layout" svg:x1="3.225cm" svg:y1="3.937cm" svg:x2="6.198cm" svg:y2="2.236cm" draw:start-shape="id5" draw:start-glue-point="1" draw:end-shape="id6" draw:end-glue-point="4" svg:d="M3225 3937h1400v-1701h1573" svg:viewBox="0 0 2974 1702">
          <text:p/>
        </draw:connector>
        <draw:frame draw:style-name="gr27" draw:text-style-name="P8" xml:id="id5" draw:id="id5" draw:layer="layout" svg:width="1.825cm" svg:height="0.725cm" svg:x="1.4cm" svg:y="3.575cm">
          <draw:text-box>
            <text:p><text:span text:style-name="T4">dInDiff</text:span></text:p>
          </draw:text-box>
        </draw:frame>
        <draw:frame draw:style-name="gr28" draw:text-style-name="P8" xml:id="id7" draw:id="id7" draw:layer="layout" svg:width="1.425cm" svg:height="0.85cm" svg:x="1.35cm" svg:y="4.35cm">
          <draw:text-box>
            <text:p><text:span text:style-name="T4">dOut</text:span></text:p>
          </draw:text-box>
        </draw:frame>
        <draw:connector draw:style-name="gr26" draw:text-style-name="P7" draw:layer="layout" svg:x1="7.575cm" svg:y1="2.236cm" svg:x2="2.775cm" svg:y2="4.775cm" draw:start-shape="id6" draw:start-glue-point="7" draw:end-shape="id7" draw:end-glue-point="1" svg:d="M7575 2236h500v2539h-5300" svg:viewBox="0 0 5301 2540">
          <text:p/>
        </draw:connector>
        <draw:connector draw:style-name="gr26" draw:text-style-name="P7" draw:layer="layout" svg:x1="7.575cm" svg:y1="2.236cm" svg:x2="10.003cm" svg:y2="3.088cm" draw:start-shape="id6" draw:start-glue-point="7" draw:end-shape="id8" draw:end-glue-point="6" svg:d="M7575 2236h1113v852h1315" svg:viewBox="0 0 2429 853">
          <text:p/>
        </draw:connector>
        <draw:g xml:id="id11" draw:id="id11">
          <draw:glue-point draw:id="4" svg:x="-3.885cm" svg:y="-3.421cm"/>
          <draw:glue-point draw:id="5" svg:x="-4.044cm" svg:y="-1.056cm"/>
          <draw:glue-point draw:id="6" svg:x="0.876cm" svg:y="3.476cm"/>
          <draw:glue-point draw:id="7" svg:x="4.984cm" svg:y="-3.421cm"/>
          <draw:custom-shape draw:style-name="gr29" draw:text-style-name="P1" xml:id="id9" draw:id="id9" draw:layer="layout" svg:width="1.425cm" svg:height="2.125cm" svg:x="14.953cm" svg:y="5.9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type="rectangle" draw:enhanced-path="M 0 0 L 21600 0 21600 21600 0 21600 0 0 Z N"/>
          </draw:custom-shape>
          <draw:connector draw:style-name="gr30" draw:text-style-name="P2" xml:id="id10" draw:id="id10" draw:layer="layout" draw:type="line" svg:x1="15.354cm" svg:y1="7.543cm" svg:x2="15.354cm" svg:y2="7.543cm" draw:start-shape="id9" draw:start-glue-point="5" draw:end-shape="id9" draw:end-glue-point="5" svg:d="M15354 7543z" svg:viewBox="0 0 1 1">
            <text:p/>
          </draw:connector>
          <draw:connector draw:style-name="gr31" draw:text-style-name="P2" draw:layer="layout" draw:type="line" svg:x1="14.954cm" svg:y1="7.29cm" svg:x2="15.354cm" svg:y2="7.543cm" draw:start-shape="id9" draw:start-glue-point="6" draw:end-shape="id10" draw:end-glue-point="0" svg:d="M14954 7290l400 253" svg:viewBox="0 0 401 254">
            <text:p/>
          </draw:connector>
          <draw:connector draw:style-name="gr32" draw:text-style-name="P2" draw:layer="layout" draw:type="line" svg:x1="14.979cm" svg:y1="7.821cm" svg:x2="15.354cm" svg:y2="7.543cm" draw:start-shape="id9" draw:start-glue-point="4" draw:end-shape="id10" draw:end-glue-point="0" svg:d="M14979 7821l375-278" svg:viewBox="0 0 376 279">
            <text:p/>
          </draw:connector>
          <draw:frame draw:style-name="gr33" draw:text-style-name="P4" draw:layer="layout" svg:width="0.525cm" svg:height="0.569cm" svg:x="14.828cm" svg:y="6.03cm">
            <draw:text-box>
              <text:p text:style-name="P3"><text:span text:style-name="T1">D</text:span></text:p>
            </draw:text-box>
          </draw:frame>
          <draw:frame draw:style-name="gr34" draw:text-style-name="P4" draw:layer="layout" svg:width="0.475cm" svg:height="0.569cm" svg:x="15.778cm" svg:y="6cm">
            <draw:text-box>
              <text:p text:style-name="P3"><text:span text:style-name="T1">Q</text:span></text:p>
            </draw:text-box>
          </draw:frame>
          <draw:frame draw:style-name="gr35" draw:text-style-name="P4" draw:layer="layout" svg:width="1.075cm" svg:height="0.887cm" svg:x="15.209cm" svg:y="7.55cm">
            <draw:text-box>
              <text:p text:style-name="P3"><text:span text:style-name="T1">RST</text:span></text:p>
            </draw:text-box>
            <draw:glue-point draw:id="4" svg:x="0.782cm" svg:y="-4.913cm"/>
          </draw:frame>
          <draw:frame draw:style-name="gr36" draw:text-style-name="P4" draw:layer="layout" svg:width="1.05cm" svg:height="0.887cm" svg:x="14.803cm" svg:y="6.6cm">
            <draw:text-box>
              <text:p text:style-name="P3"><text:span text:style-name="T1">EN</text:span></text:p>
            </draw:text-box>
          </draw:frame>
        </draw:g>
        <draw:connector draw:style-name="gr26" draw:text-style-name="P7" draw:layer="layout" svg:x1="12.523cm" svg:y1="2.113cm" svg:x2="14.979cm" svg:y2="6.301cm" draw:start-shape="id8" draw:start-glue-point="9" draw:end-shape="id11" draw:end-glue-point="4" svg:d="M12523 2113h1279v4188h1177" svg:viewBox="0 0 2457 4189">
          <text:p/>
        </draw:connector>
        <draw:connector draw:style-name="gr26" draw:text-style-name="P7" draw:layer="layout" svg:x1="9.674cm" svg:y1="7.226cm" svg:x2="14.954cm" svg:y2="6.901cm" draw:start-shape="id12" draw:start-glue-point="7" draw:end-shape="id11" draw:end-glue-point="5" svg:d="M9674 7226h2704v-325h2576" svg:viewBox="0 0 5281 326">
          <text:p/>
        </draw:connector>
        <draw:connector draw:style-name="gr26" draw:text-style-name="P7" draw:layer="layout" svg:x1="9.674cm" svg:y1="6.826cm" svg:x2="11.312cm" svg:y2="4.039cm" draw:start-shape="id12" draw:start-glue-point="8" draw:end-shape="id8" draw:end-glue-point="7" svg:d="M9674 6826h1638v-2787" svg:viewBox="0 0 1639 2788">
          <text:p/>
        </draw:connector>
        <draw:frame draw:style-name="gr37" draw:text-style-name="P8" draw:layer="layout" svg:width="1.475cm" svg:height="1.199cm" svg:x="6.075cm" svg:y="1.275cm">
          <draw:text-box>
            <text:p><text:span text:style-name="T4">FFD</text:span></text:p>
          </draw:text-box>
        </draw:frame>
        <draw:frame draw:style-name="gr37" draw:text-style-name="P8" draw:layer="layout" svg:width="1.475cm" svg:height="1.199cm" svg:x="14.976cm" svg:y="5.276cm">
          <draw:text-box>
            <text:p><text:span text:style-name="T4">FFD</text:span></text:p>
          </draw:text-box>
        </draw:frame>
        <draw:frame draw:style-name="gr38" draw:text-style-name="P9" draw:layer="layout" svg:width="0.275cm" svg:height="1.187cm" svg:x="12.965cm" svg:y="1.174cm">
          <draw:text-box>
            <text:p/>
          </draw:text-box>
        </draw:frame>
        <draw:line draw:style-name="gr39" draw:text-style-name="P7" draw:layer="layout" svg:x1="13.14cm" svg:y1="2.224cm" svg:x2="13.365cm" svg:y2="1.999cm">
          <text:p/>
        </draw:line>
        <draw:frame draw:style-name="gr40" draw:text-style-name="P10" draw:layer="layout" svg:width="0.985cm" svg:height="1.205cm" svg:x="12.765cm" svg:y="1.499cm">
          <draw:text-box>
            <text:p><text:span text:style-name="T5">3*4</text:span></text:p>
          </draw:text-box>
        </draw:frame>
        <draw:frame draw:style-name="gr38" draw:text-style-name="P9" draw:layer="layout" svg:width="0.275cm" svg:height="1.187cm" svg:x="39.565cm" svg:y="28.974cm">
          <draw:text-box>
            <text:p/>
          </draw:text-box>
        </draw:frame>
        <draw:line draw:style-name="gr39" draw:text-style-name="P7" draw:layer="layout" svg:x1="39.74cm" svg:y1="30.024cm" svg:x2="39.965cm" svg:y2="29.799cm">
          <text:p/>
        </draw:line>
        <draw:frame draw:style-name="gr41" draw:text-style-name="P10" draw:layer="layout" svg:width="0.35cm" svg:height="0.569cm" svg:x="39.665cm" svg:y="29.499cm">
          <draw:text-box>
            <text:p><text:span text:style-name="T5">7</text:span></text:p>
          </draw:text-box>
        </draw:frame>
        <draw:line draw:style-name="gr39" draw:text-style-name="P7" draw:layer="layout" svg:x1="4.624cm" svg:y1="6.975cm" svg:x2="4.849cm" svg:y2="6.75cm">
          <text:p/>
        </draw:line>
        <draw:frame draw:style-name="gr40" draw:text-style-name="P10" draw:layer="layout" svg:width="0.985cm" svg:height="1.205cm" svg:x="4.249cm" svg:y="6.25cm">
          <draw:text-box>
            <text:p><text:span text:style-name="T5">3*4</text:span></text:p>
          </draw:text-box>
        </draw:frame>
        <draw:frame draw:style-name="gr27" draw:text-style-name="P8" xml:id="id13" draw:id="id13" draw:layer="layout" svg:width="2.35cm" svg:height="0.725cm" svg:x="1.3cm" svg:y="6.5cm">
          <draw:text-box>
            <text:p><text:span text:style-name="T4">resultado</text:span></text:p>
          </draw:text-box>
        </draw:frame>
        <draw:connector draw:style-name="gr26" draw:text-style-name="P7" draw:layer="layout" draw:line-skew="0cm 0.838cm -3.977cm" svg:x1="16.374cm" svg:y1="6.301cm" svg:x2="3.65cm" svg:y2="6.862cm" draw:start-shape="id11" draw:start-glue-point="7" draw:end-shape="id13" draw:end-glue-point="1" svg:d="M16374 6301h504v3474h-11628v-2913h-1600" svg:viewBox="0 0 13229 34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6:59:03.339000000</meta:creation-date>
    <dc:date>2018-05-14T12:46:35.684000000</dc:date>
    <meta:editing-duration>PT17M23S</meta:editing-duration>
    <meta:editing-cycles>2</meta:editing-cycles>
    <meta:generator>LibreOffice/5.0.4.2$Windows_x86 LibreOffice_project/2b9802c1994aa0b7dc6079e128979269cf95bc78</meta:generator>
    <meta:document-statistic meta:object-count="58"/>
  </office:meta>
</office:document-meta>
</file>